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lement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getAttribute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StartElement( ParsingContext parsingContext , Locator location , String namespaceURI , String localName , String raw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artElement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rtElement.ge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setEndElement( EndElement end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lement.get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